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50%" style:writing-mode="lr-tb"/>
    </style:style>
    <style:style style:name="P2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line-height="150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7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break-before="auto" fo:line-height="150%" style:writing-mode="lr-tb"/>
    </style:style>
    <style:style style:name="T14_1" style:family="text">
      <style:text-properties fo:font-size="14pt" style:font-size-asian="14pt" style:font-size-complex="14pt" fo:font-weight="bold" style:font-weight-asian="bold" style:font-weight-complex="bold"/>
    </style:style>
    <style:style style:name="T14_2" style:family="text">
      <style:text-properties fo:font-size="14pt" style:font-size-asian="14pt" style:font-size-complex="14pt" fo:font-weight="bold" style:font-weight-asian="bold" style:font-weight-complex="bold"/>
    </style:style>
    <style:style style:name="T14_3" style:family="text">
      <style:text-properties fo:font-size="14pt" style:font-size-asian="14pt" style:font-size-complex="14pt" fo:font-weight="bold" style:font-weight-asian="bold" style:font-weight-complex="bold"/>
    </style:style>
    <style:style style:name="T14_4" style:family="text">
      <style:text-properties fo:font-size="14pt" style:font-size-asian="14pt" style:font-size-complex="14pt" fo:font-weight="bold" style:font-weight-asian="bold" style:font-weight-complex="bold"/>
    </style:style>
    <style:style style:name="T14_5" style:family="text">
      <style:text-properties fo:font-size="14pt" style:font-size-asian="14pt" style:font-size-complex="14pt" fo:font-weight="bold" style:font-weight-asian="bold" style:font-weight-complex="bold"/>
    </style:style>
    <style:style style:name="T14_6" style:family="text">
      <style:text-properties fo:font-size="14pt" style:font-size-asian="14pt" style:font-size-complex="14pt" fo:font-weight="bold" style:font-weight-asian="bold" style:font-weight-complex="bold"/>
    </style:style>
    <style:style style:name="T14_7" style:family="text">
      <style:text-properties fo:font-size="14pt" style:font-size-asian="14pt" style:font-size-complex="14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50%" style:writing-mode="lr-tb"/>
    </style:style>
    <style:style style:name="T15_1" style:family="text">
      <style:text-properties fo:font-size="14pt" style:font-size-asian="14pt" style:font-size-complex="14pt" fo:font-weight="bold" style:font-weight-asian="bold" style:font-weight-complex="bold"/>
    </style:style>
    <style:style style:name="T15_2" style:family="text">
      <style:text-properties fo:font-size="14pt" style:font-size-asian="14pt" style:font-size-complex="14pt" fo:font-weight="bold" style:font-weight-asian="bold" style:font-weight-complex="bold"/>
    </style:style>
    <style:style style:name="T15_3" style:family="text">
      <style:text-properties fo:font-size="14pt" style:font-size-asian="14pt" style:font-size-complex="14pt" fo:font-weight="bold" style:font-weight-asian="bold" style:font-weight-complex="bold"/>
    </style:style>
    <style:style style:name="P16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1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3" style:family="paragraph" style:parent-style-name="Standard">
      <style:paragraph-properties fo:break-before="auto" fo:line-height="150%" style:writing-mode="lr-tb"/>
    </style:style>
    <style:style style:name="T23_1" style:family="text">
      <style:text-properties fo:font-size="28pt" style:font-size-asian="28pt" style:font-size-complex="28pt" fo:font-weight="bold" style:font-weight-asian="bold" style:font-weight-complex="bold"/>
    </style:style>
    <style:style style:name="T23_2" style:family="text">
      <style:text-properties fo:font-size="28pt" style:font-size-asian="28pt" style:font-size-complex="28pt" fo:font-weight="bold" style:font-weight-asian="bold" style:font-weight-complex="bold"/>
    </style:style>
    <style:style style:name="T23_3" style:family="text">
      <style:text-properties fo:font-size="28pt" style:font-size-asian="28pt" style:font-size-complex="28pt" fo:font-weight="bold" style:font-weight-asian="bold" style:font-weight-complex="bold"/>
    </style:style>
    <style:style style:name="T23_4" style:family="text">
      <style:text-properties fo:font-size="28pt" style:font-size-asian="28pt" style:font-size-complex="28pt" fo:font-weight="bold" style:font-weight-asian="bold" style:font-weight-complex="bold"/>
    </style:style>
    <style:style style:name="T23_5" style:family="text">
      <style:text-properties fo:font-size="28pt" style:font-size-asian="28pt" style:font-size-complex="28pt" fo:font-weight="bold" style:font-weight-asian="bold" style:font-weight-complex="bold"/>
    </style:style>
    <style:style style:name="Table1" style:family="table">
      <style:table-properties table:align="left" style:width="16.997cm" fo:margin-left="0.176cm"/>
    </style:style>
    <style:style style:name="Column1" style:family="table-column">
      <style:table-column-properties style:column-width="4.249cm"/>
    </style:style>
    <style:style style:name="Column2" style:family="table-column">
      <style:table-column-properties style:column-width="4.249cm"/>
    </style:style>
    <style:style style:name="Column3" style:family="table-column">
      <style:table-column-properties style:column-width="4.249cm"/>
    </style:style>
    <style:style style:name="Column4" style:family="table-column">
      <style:table-column-properties style:column-width="4.249cm"/>
    </style:style>
    <style:style style:name="Row1" style:family="table-row"/>
    <style:style style:name="Cell1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3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4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break-before="auto" fo:line-height="150%" style:writing-mode="lr-tb"/>
    </style:style>
    <style:style style:name="P41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42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43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44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45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46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47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48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49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50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51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52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53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54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55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56" style:family="paragraph" style:parent-style-name="Standard">
      <style:paragraph-properties fo:break-before="auto" fo:line-height="107%" fo:margin-bottom="0.212cm" style:writing-mode="lr-tb"/>
    </style:style>
    <style:style style:name="T56_1" style:family="text">
      <style:text-properties fo:font-size="20pt" style:font-size-asian="20pt" style:font-size-complex="20pt" fo:font-weight="bold" style:font-weight-asian="bold" style:font-weight-complex="bold"/>
    </style:style>
    <style:style style:name="T56_2" style:family="text">
      <style:text-properties fo:font-size="20pt" style:font-size-asian="20pt" style:font-size-complex="20pt"/>
    </style:style>
    <style:style style:name="T56_3" style:family="text">
      <style:text-properties fo:font-size="20pt" style:font-size-asian="20pt" style:font-size-complex="20pt"/>
    </style:style>
    <style:style style:name="T56_4" style:family="text">
      <style:text-properties fo:font-size="20pt" style:font-size-asian="20pt" style:font-size-complex="20pt"/>
    </style:style>
    <style:style style:name="T56_5" style:family="text">
      <style:text-properties fo:font-size="20pt" style:font-size-asian="20pt" style:font-size-complex="20pt"/>
    </style:style>
    <style:style style:name="T56_6" style:family="text">
      <style:text-properties fo:font-size="20pt" style:font-size-asian="20pt" style:font-size-complex="20pt"/>
    </style:style>
    <style:style style:name="T56_7" style:family="text">
      <style:text-properties fo:font-size="20pt" style:font-size-asian="20pt" style:font-size-complex="20pt"/>
    </style:style>
    <style:style style:name="T56_8" style:family="text">
      <style:text-properties fo:font-size="20pt" style:font-size-asian="20pt" style:font-size-complex="20pt"/>
    </style:style>
    <style:style style:name="T56_9" style:family="text">
      <style:text-properties fo:font-size="20pt" style:font-size-asian="20pt" style:font-size-complex="20pt"/>
    </style:style>
    <style:style style:name="P57" style:family="paragraph" style:parent-style-name="Standard">
      <style:paragraph-properties fo:text-align="justify" fo:break-before="auto" fo:line-height="115%" fo:margin-bottom="0cm" style:writing-mode="lr-tb"/>
    </style:style>
    <style:style style:name="T57_1" style:family="text">
      <style:text-properties fo:font-weight="bold" style:font-weight-asian="bold" style:font-weight-complex="bold"/>
    </style:style>
    <style:style style:name="T57_2" style:family="text">
      <style:text-properties fo:font-weight="bold" style:font-weight-asian="bold" style:font-weight-complex="bold"/>
    </style:style>
    <style:style style:name="T57_3" style:family="text">
      <style:text-properties fo:font-weight="bold" style:font-weight-asian="bold" style:font-weight-complex="bold"/>
    </style:style>
    <style:style style:name="T57_4" style:family="text">
      <style:text-properties fo:font-weight="bold" style:font-weight-asian="bold" style:font-weight-complex="bold"/>
    </style:style>
    <style:style style:name="T57_5" style:family="text">
      <style:text-properties fo:font-weight="bold" style:font-weight-asian="bold" style:font-weight-complex="bold"/>
    </style:style>
    <style:style style:name="T57_6" style:family="text">
      <style:text-properties fo:font-weight="bold" style:font-weight-asian="bold" style:font-weight-complex="bold"/>
    </style:style>
    <style:style style:name="T57_7" style:family="text"/>
    <style:style style:name="T57_8" style:family="text"/>
    <style:style style:name="T57_9" style:family="text"/>
    <style:style style:name="P58" style:family="paragraph" style:parent-style-name="Standard">
      <style:paragraph-properties fo:text-align="justify" fo:break-before="auto" fo:line-height="115%" fo:margin-bottom="0cm" style:writing-mode="lr-tb"/>
    </style:style>
    <style:style style:name="T58_1" style:family="text">
      <style:text-properties fo:font-weight="bold" style:font-weight-asian="bold" style:font-weight-complex="bold"/>
    </style:style>
    <style:style style:name="T58_2" style:family="text">
      <style:text-properties fo:font-weight="bold" style:font-weight-asian="bold" style:font-weight-complex="bold"/>
    </style:style>
    <style:style style:name="T58_3" style:family="text">
      <style:text-properties fo:font-weight="bold" style:font-weight-asian="bold" style:font-weight-complex="bold"/>
    </style:style>
    <style:style style:name="T58_4" style:family="text">
      <style:text-properties fo:font-weight="bold" style:font-weight-asian="bold" style:font-weight-complex="bold"/>
    </style:style>
    <style:style style:name="T58_5" style:family="text">
      <style:text-properties fo:font-weight="bold" style:font-weight-asian="bold" style:font-weight-complex="bold"/>
    </style:style>
    <style:style style:name="T58_6" style:family="text">
      <style:text-properties fo:font-weight="bold" style:font-weight-asian="bold" style:font-weight-complex="bold"/>
    </style:style>
    <style:style style:name="T58_7" style:family="text"/>
    <style:style style:name="T58_8" style:family="text"/>
    <style:style style:name="T58_9" style:family="text"/>
    <style:style style:name="P59" style:family="paragraph" style:parent-style-name="Standard">
      <style:paragraph-properties fo:text-align="justify" fo:break-before="auto" fo:line-height="115%" fo:margin-bottom="0cm" style:writing-mode="lr-tb"/>
    </style:style>
    <style:style style:name="T59_1" style:family="text">
      <style:text-properties fo:font-weight="bold" style:font-weight-asian="bold" style:font-weight-complex="bold"/>
    </style:style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P60" style:family="paragraph" style:parent-style-name="Standard">
      <style:paragraph-properties fo:text-align="justify" fo:break-before="auto" fo:line-height="115%" fo:margin-bottom="0cm" style:writing-mode="lr-tb"/>
    </style:style>
    <style:style style:name="T60_1" style:family="text">
      <style:text-properties fo:font-weight="bold" style:font-weight-asian="bold" style:font-weight-complex="bold"/>
    </style:style>
    <style:style style:name="T60_2" style:family="text">
      <style:text-properties fo:font-weight="bold" style:font-weight-asian="bold" style:font-weight-complex="bold"/>
    </style:style>
    <style:style style:name="T60_3" style:family="text">
      <style:text-properties fo:font-weight="bold" style:font-weight-asian="bold" style:font-weight-complex="bold"/>
    </style:style>
    <style:style style:name="T60_4" style:family="text">
      <style:text-properties fo:font-weight="bold" style:font-weight-asian="bold" style:font-weight-complex="bold"/>
    </style:style>
    <style:style style:name="T60_5" style:family="text">
      <style:text-properties fo:font-weight="bold" style:font-weight-asian="bold" style:font-weight-complex="bold"/>
    </style:style>
    <style:style style:name="T60_6" style:family="text">
      <style:text-properties fo:font-weight="bold" style:font-weight-asian="bold" style:font-weight-complex="bold"/>
    </style:style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>
      <style:text-properties fo:font-weight="bold" style:font-weight-asian="bold" style:font-weight-complex="bold"/>
    </style:style>
    <style:style style:name="T60_13" style:family="text">
      <style:text-properties fo:font-weight="bold" style:font-weight-asian="bold" style:font-weight-complex="bold"/>
    </style:style>
    <style:style style:name="T60_14" style:family="text">
      <style:text-properties fo:font-weight="bold" style:font-weight-asian="bold" style:font-weight-complex="bold"/>
    </style:style>
    <style:style style:name="T60_15" style:family="text">
      <style:text-properties fo:font-weight="bold" style:font-weight-asian="bold" style:font-weight-complex="bold"/>
    </style:style>
    <style:style style:name="T60_16" style:family="text">
      <style:text-properties fo:font-weight="bold" style:font-weight-asian="bold" style:font-weight-complex="bold"/>
    </style:style>
    <style:style style:name="T60_17" style:family="text">
      <style:text-properties fo:font-weight="bold" style:font-weight-asian="bold" style:font-weight-complex="bold"/>
    </style:style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P61" style:family="paragraph" style:parent-style-name="Standard">
      <style:paragraph-properties fo:text-align="justify" fo:break-before="auto" fo:line-height="115%" fo:margin-bottom="0cm" style:writing-mode="lr-tb"/>
    </style:style>
    <style:style style:name="T61_1" style:family="text">
      <style:text-properties fo:font-weight="bold" style:font-weight-asian="bold" style:font-weight-complex="bold"/>
    </style:style>
    <style:style style:name="T61_2" style:family="text">
      <style:text-properties fo:font-weight="bold" style:font-weight-asian="bold" style:font-weight-complex="bold"/>
    </style:style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P62" style:family="paragraph" style:parent-style-name="Standard">
      <style:paragraph-properties fo:break-before="auto" fo:line-height="115%" fo:margin-bottom="0cm" style:writing-mode="lr-tb"/>
    </style:style>
    <style:style style:name="P63" style:family="paragraph" style:parent-style-name="Standard">
      <style:paragraph-properties fo:text-align="justify" fo:break-before="auto" fo:text-indent="0.529cm" fo:line-height="115%" fo:margin-bottom="0cm" style:writing-mode="lr-tb"/>
    </style:style>
    <style:style style:name="T63_1" style:family="text">
      <style:text-properties fo:font-weight="bold" style:font-weight-asian="bold" style:font-weight-complex="bold"/>
    </style:style>
    <style:style style:name="T63_2" style:family="text">
      <style:text-properties fo:font-weight="bold" style:font-weight-asian="bold" style:font-weight-complex="bold"/>
    </style:style>
    <style:style style:name="T63_3" style:family="text">
      <style:text-properties fo:font-weight="bold" style:font-weight-asian="bold" style:font-weight-complex="bold"/>
    </style:style>
    <style:style style:name="T63_4" style:family="text"/>
    <style:style style:name="P64" style:family="paragraph" style:parent-style-name="Standard">
      <style:paragraph-properties fo:text-align="justify" fo:break-before="auto" fo:text-indent="0.529cm" fo:line-height="115%" fo:margin-bottom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P65" style:family="paragraph" style:parent-style-name="Standard">
      <style:paragraph-properties fo:text-align="justify" fo:break-before="auto" fo:text-indent="0.529cm" fo:line-height="115%" fo:margin-bottom="0cm" style:writing-mode="lr-tb"/>
    </style:style>
    <style:style style:name="T65_1" style:family="text"/>
    <style:style style:name="P66" style:family="paragraph" style:parent-style-name="Standard">
      <style:paragraph-properties fo:text-align="justify" fo:break-before="auto" fo:text-indent="0.529cm" fo:line-height="115%" fo:margin-bottom="0cm" style:writing-mode="lr-tb"/>
    </style:style>
    <style:style style:name="T66_1" style:family="text">
      <style:text-properties fo:font-weight="bold" style:font-weight-asian="bold" style:font-weight-complex="bold"/>
    </style:style>
    <style:style style:name="T66_2" style:family="text">
      <style:text-properties fo:font-weight="bold" style:font-weight-asian="bold" style:font-weight-complex="bold"/>
    </style:style>
    <style:style style:name="T66_3" style:family="text">
      <style:text-properties fo:font-weight="bold" style:font-weight-asian="bold" style:font-weight-complex="bold"/>
    </style:style>
    <style:style style:name="T66_4" style:family="text">
      <style:text-properties fo:font-weight="bold" style:font-weight-asian="bold" style:font-weight-complex="bold"/>
    </style:style>
    <style:style style:name="P67" style:family="paragraph" style:parent-style-name="Standard">
      <style:paragraph-properties fo:text-align="justify" fo:break-before="auto" fo:text-indent="0.529cm" fo:line-height="115%" fo:margin-bottom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P68" style:family="paragraph" style:parent-style-name="Standard">
      <style:paragraph-properties fo:text-align="justify" fo:break-before="auto" fo:text-indent="0.529cm" fo:line-height="115%" fo:margin-bottom="0cm" style:writing-mode="lr-tb"/>
    </style:style>
    <style:style style:name="P69" style:family="paragraph" style:parent-style-name="Standard">
      <style:paragraph-properties fo:text-align="justify" fo:break-before="auto" fo:text-indent="0.529cm" fo:line-height="115%" fo:margin-bottom="0cm" style:writing-mode="lr-tb"/>
    </style:style>
    <style:style style:name="T69_1" style:family="text">
      <style:text-properties fo:font-weight="bold" style:font-weight-asian="bold" style:font-weight-complex="bold"/>
    </style:style>
    <style:style style:name="T69_2" style:family="text">
      <style:text-properties fo:font-weight="bold" style:font-weight-asian="bold" style:font-weight-complex="bold"/>
    </style:style>
    <style:style style:name="P70" style:family="paragraph" style:parent-style-name="Standard">
      <style:paragraph-properties fo:text-align="justify" fo:break-before="auto" fo:text-indent="0.529cm" fo:line-height="115%" fo:margin-bottom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P71" style:family="paragraph" style:parent-style-name="Standard">
      <style:paragraph-properties fo:text-align="justify" fo:break-before="auto" fo:text-indent="0.529cm" fo:line-height="115%" fo:margin-bottom="0cm" style:writing-mode="lr-tb"/>
    </style:style>
    <style:style style:name="T71_1" style:family="text"/>
    <style:style style:name="P72" style:family="paragraph" style:parent-style-name="Standard">
      <style:paragraph-properties fo:text-align="justify" fo:break-before="auto" fo:text-indent="0.529cm" fo:line-height="115%" style:writing-mode="lr-tb"/>
    </style:style>
    <style:style style:name="T72_1" style:family="text">
      <style:text-properties fo:font-weight="bold" style:font-weight-asian="bold" style:font-weight-complex="bold"/>
    </style:style>
    <style:style style:name="T72_2" style:family="text">
      <style:text-properties fo:font-weight="bold" style:font-weight-asian="bold" style:font-weight-complex="bold"/>
    </style:style>
    <style:style style:name="T72_3" style:family="text">
      <style:text-properties fo:font-weight="bold" style:font-weight-asian="bold" style:font-weight-complex="bold"/>
    </style:style>
    <style:style style:name="T72_4" style:family="text">
      <style:text-properties fo:font-weight="bold" style:font-weight-asian="bold" style:font-weight-complex="bold"/>
    </style:style>
    <style:style style:name="T72_5" style:family="text">
      <style:text-properties fo:font-weight="bold" style:font-weight-asian="bold" style:font-weight-complex="bold"/>
    </style:style>
    <style:style style:name="T72_6" style:family="text">
      <style:text-properties fo:font-weight="bold" style:font-weight-asian="bold" style:font-weight-complex="bold"/>
    </style:style>
    <style:style style:name="P73" style:family="paragraph" style:parent-style-name="Standard">
      <style:paragraph-properties fo:text-align="justify" fo:break-before="auto" fo:line-height="115%" fo:margin-top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P74" style:family="paragraph" style:parent-style-name="Standard">
      <style:paragraph-properties fo:text-align="justify" fo:break-before="auto" fo:line-height="115%" fo:margin-top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P75" style:family="paragraph" style:parent-style-name="Standard">
      <style:paragraph-properties fo:text-align="justify" fo:break-before="auto" fo:line-height="115%" fo:margin-top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T75_53" style:family="text"/>
    <style:style style:name="T75_54" style:family="text"/>
    <style:style style:name="T75_55" style:family="text"/>
    <style:style style:name="T75_56" style:family="text"/>
    <style:style style:name="T75_57" style:family="text"/>
    <style:style style:name="T75_58" style:family="text"/>
    <style:style style:name="T75_59" style:family="text"/>
    <style:style style:name="T75_60" style:family="text"/>
    <style:style style:name="T75_61" style:family="text"/>
    <style:style style:name="T75_62" style:family="text"/>
    <style:style style:name="T75_63" style:family="text"/>
    <style:style style:name="T75_64" style:family="text"/>
    <style:style style:name="T75_65" style:family="text"/>
    <style:style style:name="T75_66" style:family="text"/>
    <style:style style:name="T75_67" style:family="text"/>
    <style:style style:name="T75_68" style:family="text"/>
    <style:style style:name="T75_69" style:family="text"/>
    <style:style style:name="T75_70" style:family="text"/>
    <style:style style:name="T75_71" style:family="text"/>
    <style:style style:name="T75_72" style:family="text"/>
    <style:style style:name="T75_73" style:family="text"/>
    <style:style style:name="T75_74" style:family="text"/>
    <style:style style:name="T75_75" style:family="text"/>
    <style:style style:name="T75_76" style:family="text"/>
    <style:style style:name="T75_77" style:family="text"/>
    <style:style style:name="T75_78" style:family="text"/>
    <style:style style:name="P76" style:family="paragraph" style:parent-style-name="Standard">
      <style:paragraph-properties fo:text-align="justify" fo:break-before="auto" fo:line-height="115%" fo:margin-top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T76_44" style:family="text"/>
    <style:style style:name="T76_45" style:family="text"/>
    <style:style style:name="T76_46" style:family="text"/>
    <style:style style:name="T76_47" style:family="text"/>
    <style:style style:name="T76_48" style:family="text"/>
    <style:style style:name="T76_49" style:family="text"/>
    <style:style style:name="T76_50" style:family="text"/>
    <style:style style:name="T76_51" style:family="text"/>
    <style:style style:name="T76_52" style:family="text"/>
    <style:style style:name="T76_53" style:family="text"/>
    <style:style style:name="T76_54" style:family="text"/>
    <style:style style:name="T76_55" style:family="text"/>
    <style:style style:name="T76_56" style:family="text"/>
    <style:style style:name="T76_57" style:family="text"/>
    <style:style style:name="T76_58" style:family="text"/>
    <style:style style:name="T76_59" style:family="text"/>
    <style:style style:name="T76_60" style:family="text"/>
    <style:style style:name="T76_61" style:family="text"/>
    <style:style style:name="T76_62" style:family="text"/>
    <style:style style:name="T76_63" style:family="text"/>
    <style:style style:name="T76_64" style:family="text"/>
    <style:style style:name="T76_65" style:family="text"/>
    <style:style style:name="T76_66" style:family="text"/>
    <style:style style:name="T76_67" style:family="text"/>
    <style:style style:name="T76_68" style:family="text"/>
    <style:style style:name="T76_69" style:family="text"/>
    <style:style style:name="T76_70" style:family="text"/>
    <style:style style:name="T76_71" style:family="text"/>
    <style:style style:name="T76_72" style:family="text"/>
    <style:style style:name="T76_73" style:family="text"/>
    <style:style style:name="T76_74" style:family="text"/>
    <style:style style:name="T76_75" style:family="text"/>
    <style:style style:name="T76_76" style:family="text"/>
    <style:style style:name="T76_77" style:family="text"/>
    <style:style style:name="T76_78" style:family="text"/>
    <style:style style:name="P77" style:family="paragraph" style:parent-style-name="Standard">
      <style:paragraph-properties fo:text-align="justify" fo:break-before="auto" fo:line-height="115%" fo:margin-top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P7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  <style:style style:name="T78_43" style:family="text"/>
    <style:style style:name="T78_44" style:family="text"/>
    <style:style style:name="T78_45" style:family="text"/>
    <style:style style:name="T78_46" style:family="text"/>
    <style:style style:name="T78_47" style:family="text"/>
    <style:style style:name="T78_48" style:family="text"/>
    <style:style style:name="T78_49" style:family="text"/>
    <style:style style:name="T78_50" style:family="text"/>
    <style:style style:name="T78_51" style:family="text"/>
    <style:style style:name="T78_52" style:family="text"/>
    <style:style style:name="T78_53" style:family="text"/>
    <style:style style:name="T78_54" style:family="text"/>
    <style:style style:name="T78_55" style:family="text"/>
    <style:style style:name="T78_56" style:family="text"/>
    <style:style style:name="T78_57" style:family="text"/>
    <style:style style:name="T78_58" style:family="text"/>
    <style:style style:name="T78_59" style:family="text"/>
    <style:style style:name="T78_60" style:family="text"/>
    <style:style style:name="P79" style:family="paragraph" style:parent-style-name="Standard">
      <style:paragraph-properties fo:text-align="justify" fo:break-before="auto" fo:text-indent="0.529cm" fo:line-height="115%" fo:margin-bottom="0cm" style:writing-mode="lr-tb"/>
    </style:style>
    <style:style style:name="T79_1" style:family="text"/>
    <style:style style:name="P80" style:family="paragraph" style:parent-style-name="Standard">
      <style:paragraph-properties fo:text-align="justify" fo:break-before="auto" fo:text-indent="0.529cm" fo:line-height="115%" fo:margin-bottom="0cm" style:writing-mode="lr-tb"/>
    </style:style>
    <style:style style:name="T80_1" style:family="text">
      <style:text-properties fo:font-weight="bold" style:font-weight-asian="bold" style:font-weight-complex="bold"/>
    </style:style>
    <style:style style:name="T80_2" style:family="text">
      <style:text-properties fo:font-weight="bold" style:font-weight-asian="bold" style:font-weight-complex="bold"/>
    </style:style>
    <style:style style:name="P81" style:family="paragraph" style:parent-style-name="Standard">
      <style:paragraph-properties fo:text-align="justify" fo:break-before="auto" fo:text-indent="0.529cm" fo:line-height="115%" fo:margin-bottom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P82" style:family="paragraph" style:parent-style-name="Standard">
      <style:paragraph-properties fo:text-align="justify" fo:break-before="auto" fo:text-indent="0.529cm" fo:line-height="115%" fo:margin-bottom="0cm" style:writing-mode="lr-tb"/>
    </style:style>
    <style:style style:name="P83" style:family="paragraph" style:parent-style-name="Standard">
      <style:paragraph-properties fo:text-align="justify" fo:break-before="auto" fo:text-indent="0.529cm" fo:line-height="115%" fo:margin-bottom="0cm" style:writing-mode="lr-tb"/>
    </style:style>
    <style:style style:name="T83_1" style:family="text">
      <style:text-properties fo:font-weight="bold" style:font-weight-asian="bold" style:font-weight-complex="bold"/>
    </style:style>
    <style:style style:name="T83_2" style:family="text">
      <style:text-properties fo:font-weight="bold" style:font-weight-asian="bold" style:font-weight-complex="bold"/>
    </style:style>
    <style:style style:name="T83_3" style:family="text">
      <style:text-properties fo:font-weight="bold" style:font-weight-asian="bold" style:font-weight-complex="bold"/>
    </style:style>
    <style:style style:name="T83_4" style:family="text">
      <style:text-properties fo:font-weight="bold" style:font-weight-asian="bold" style:font-weight-complex="bold"/>
    </style:style>
    <style:style style:name="T83_5" style:family="text">
      <style:text-properties fo:font-weight="bold" style:font-weight-asian="bold" style:font-weight-complex="bold"/>
    </style:style>
    <style:style style:name="T83_6" style:family="text">
      <style:text-properties fo:font-weight="bold" style:font-weight-asian="bold" style:font-weight-complex="bold"/>
    </style:style>
    <style:style style:name="P84" style:family="paragraph" style:parent-style-name="Standard">
      <style:paragraph-properties fo:text-align="justify" fo:break-before="auto" fo:text-indent="0.529cm" fo:line-height="115%" fo:margin-bottom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P85" style:family="paragraph" style:parent-style-name="Standard">
      <style:paragraph-properties fo:text-align="justify" fo:break-before="auto" fo:text-indent="0.529cm" fo:line-height="115%" fo:margin-bottom="0cm" style:writing-mode="lr-tb"/>
    </style:style>
    <style:style style:name="T85_1" style:family="text"/>
    <style:style style:name="P86" style:family="paragraph" style:parent-style-name="Standard">
      <style:paragraph-properties fo:text-align="justify" fo:break-before="auto" fo:text-indent="0.529cm" fo:line-height="115%" fo:margin-bottom="0cm" style:writing-mode="lr-tb"/>
    </style:style>
    <style:style style:name="T86_1" style:family="text">
      <style:text-properties fo:font-weight="bold" style:font-weight-asian="bold" style:font-weight-complex="bold"/>
    </style:style>
    <style:style style:name="T86_2" style:family="text">
      <style:text-properties fo:font-weight="bold" style:font-weight-asian="bold" style:font-weight-complex="bold"/>
    </style:style>
    <style:style style:name="P87" style:family="paragraph" style:parent-style-name="Standard">
      <style:paragraph-properties fo:text-align="justify" fo:break-before="auto" fo:text-indent="0.529cm" fo:line-height="115%" fo:margin-bottom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P88" style:family="paragraph" style:parent-style-name="Standard">
      <style:paragraph-properties fo:text-align="justify" fo:break-before="auto" fo:text-indent="0.529cm" fo:line-height="115%" fo:margin-bottom="0cm" style:writing-mode="lr-tb"/>
    </style:style>
    <style:style style:name="T88_1" style:family="text"/>
    <style:style style:name="P89" style:family="paragraph" style:parent-style-name="Standard">
      <style:paragraph-properties fo:text-align="justify" fo:break-before="auto" fo:text-indent="0.529cm" fo:line-height="115%" style:writing-mode="lr-tb"/>
    </style:style>
    <style:style style:name="T89_1" style:family="text">
      <style:text-properties fo:font-weight="bold" style:font-weight-asian="bold" style:font-weight-complex="bold"/>
    </style:style>
    <style:style style:name="T89_2" style:family="text">
      <style:text-properties fo:font-weight="bold" style:font-weight-asian="bold" style:font-weight-complex="bold"/>
    </style:style>
    <style:style style:name="T89_3" style:family="text">
      <style:text-properties fo:font-weight="bold" style:font-weight-asian="bold" style:font-weight-complex="bold"/>
    </style:style>
    <style:style style:name="T89_4" style:family="text">
      <style:text-properties fo:font-weight="bold" style:font-weight-asian="bold" style:font-weight-complex="bold"/>
    </style:style>
    <style:style style:name="T89_5" style:family="text"/>
    <style:style style:name="P90" style:family="paragraph" style:parent-style-name="Standard">
      <style:paragraph-properties fo:text-align="justify" fo:break-before="auto" fo:line-height="107%" fo:margin-bottom="0.212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T90_41" style:family="text"/>
    <style:style style:name="T90_42" style:family="text"/>
    <style:style style:name="T90_43" style:family="text"/>
    <style:style style:name="T90_44" style:family="text"/>
    <style:style style:name="T90_45" style:family="text"/>
    <style:style style:name="T90_46" style:family="text"/>
    <style:style style:name="T90_47" style:family="text"/>
    <style:style style:name="T90_48" style:family="text"/>
    <style:style style:name="T90_49" style:family="text"/>
    <style:style style:name="T90_50" style:family="text"/>
    <style:style style:name="T90_51" style:family="text"/>
    <style:style style:name="T90_52" style:family="text"/>
    <style:style style:name="T90_53" style:family="text"/>
    <style:style style:name="T90_54" style:family="text"/>
    <style:style style:name="T90_55" style:family="text"/>
    <style:style style:name="T90_56" style:family="text"/>
    <style:style style:name="T90_57" style:family="text"/>
    <style:style style:name="T90_58" style:family="text"/>
    <style:style style:name="T90_59" style:family="text"/>
    <style:style style:name="T90_60" style:family="text"/>
    <style:style style:name="T90_61" style:family="text"/>
    <style:style style:name="T90_62" style:family="text"/>
    <style:style style:name="T90_63" style:family="text"/>
    <style:style style:name="T90_64" style:family="text"/>
    <style:style style:name="T90_65" style:family="text"/>
    <style:style style:name="T90_66" style:family="text"/>
    <style:style style:name="T90_67" style:family="text"/>
    <style:style style:name="T90_68" style:family="text"/>
    <style:style style:name="T90_69" style:family="text"/>
    <style:style style:name="T90_70" style:family="text"/>
    <style:style style:name="T90_71" style:family="text"/>
    <style:style style:name="T90_72" style:family="text"/>
    <style:style style:name="T90_73" style:family="text"/>
    <style:style style:name="T90_74" style:family="text"/>
    <style:style style:name="T90_75" style:family="text"/>
    <style:style style:name="T90_76" style:family="text"/>
    <style:style style:name="T90_77" style:family="text"/>
    <style:style style:name="T90_78" style:family="text"/>
    <style:style style:name="T90_79" style:family="text"/>
    <style:style style:name="T90_80" style:family="text"/>
    <style:style style:name="T90_81" style:family="text"/>
    <style:style style:name="T90_82" style:family="text"/>
    <style:style style:name="T90_83" style:family="text"/>
    <style:style style:name="T90_84" style:family="text"/>
    <style:style style:name="T90_85" style:family="text"/>
    <style:style style:name="T90_86" style:family="text"/>
    <style:style style:name="T90_87" style:family="text"/>
    <style:style style:name="T90_88" style:family="text"/>
    <style:style style:name="T90_89" style:family="text"/>
    <style:style style:name="T90_90" style:family="text"/>
    <style:style style:name="T90_91" style:family="text"/>
    <style:style style:name="T90_92" style:family="text"/>
    <style:style style:name="T90_93" style:family="text"/>
    <style:style style:name="T90_94" style:family="text"/>
    <style:style style:name="T90_95" style:family="text"/>
    <style:style style:name="T90_96" style:family="text"/>
    <style:style style:name="T90_97" style:family="text"/>
    <style:style style:name="T90_98" style:family="text"/>
    <style:style style:name="T90_99" style:family="text"/>
    <style:style style:name="T90_100" style:family="text"/>
    <style:style style:name="T90_101" style:family="text"/>
    <style:style style:name="T90_102" style:family="text"/>
    <style:style style:name="T90_103" style:family="text"/>
    <style:style style:name="T90_104" style:family="text"/>
    <style:style style:name="T90_105" style:family="text"/>
    <style:style style:name="T90_106" style:family="text"/>
    <style:style style:name="T90_107" style:family="text"/>
    <style:style style:name="T90_108" style:family="text"/>
    <style:style style:name="T90_109" style:family="text"/>
    <style:style style:name="T90_110" style:family="text"/>
    <style:style style:name="T90_111" style:family="text"/>
    <style:style style:name="T90_112" style:family="text"/>
    <style:style style:name="T90_113" style:family="text"/>
    <style:style style:name="T90_114" style:family="text"/>
    <style:style style:name="T90_115" style:family="text"/>
    <style:style style:name="T90_116" style:family="text"/>
    <style:style style:name="P91" style:family="paragraph" style:parent-style-name="Standard">
      <style:paragraph-properties fo:break-before="auto" fo:line-height="115%" fo:margin-bottom="0cm" style:writing-mode="lr-tb"/>
    </style:style>
    <style:style style:name="P92" style:family="paragraph" style:parent-style-name="Standard">
      <style:paragraph-properties fo:break-before="auto" fo:line-height="107%" fo:margin-bottom="0.212cm" style:writing-mode="lr-tb"/>
    </style:style>
    <style:style style:name="P93" style:family="paragraph" style:parent-style-name="Standard">
      <style:paragraph-properties fo:break-before="auto" fo:line-height="107%" fo:margin-bottom="0.212cm" style:writing-mode="lr-tb"/>
    </style:style>
    <style:style style:name="P94" style:family="paragraph" style:parent-style-name="Standard">
      <style:paragraph-properties fo:break-before="auto" fo:line-height="107%" fo:margin-bottom="0.212cm" style:writing-mode="lr-tb"/>
    </style:style>
    <style:style style:name="P95" style:family="paragraph" style:parent-style-name="Standard">
      <style:paragraph-properties fo:text-align="center" fo:break-before="auto" fo:line-height="115%" fo:margin-bottom="0cm" style:writing-mode="lr-tb"/>
    </style:style>
    <style:style style:name="T95_1" style:family="text"/>
    <style:style style:name="P96" style:family="paragraph" style:parent-style-name="Standard">
      <style:paragraph-properties fo:text-align="center" fo:break-before="auto" fo:line-height="115%" fo:margin-bottom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P97" style:family="paragraph" style:parent-style-name="Standard">
      <style:paragraph-properties fo:break-before="auto" fo:line-height="115%" fo:margin-bottom="0cm" style:writing-mode="lr-tb"/>
    </style:style>
    <style:style style:name="P98" style:family="paragraph" style:parent-style-name="Standard">
      <style:paragraph-properties fo:break-before="auto" fo:line-height="107%" fo:margin-bottom="0.212cm" style:writing-mode="lr-tb"/>
    </style:style>
    <style:style style:name="P99" style:family="paragraph" style:parent-style-name="Standard">
      <style:paragraph-properties fo:break-before="auto" fo:line-height="107%" fo:margin-bottom="0.212cm" style:writing-mode="lr-tb"/>
    </style:style>
    <style:style style:name="P100" style:family="paragraph" style:parent-style-name="Standard">
      <style:paragraph-properties fo:text-align="center" fo:break-before="auto" fo:line-height="115%" fo:margin-bottom="0cm" style:writing-mode="lr-tb"/>
    </style:style>
    <style:style style:name="T100_1" style:family="text"/>
    <style:style style:name="P101" style:family="paragraph" style:parent-style-name="Standard">
      <style:paragraph-properties fo:text-align="center" fo:break-before="auto" fo:line-height="115%" fo:margin-bottom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P102" style:family="paragraph" style:parent-style-name="Standard">
      <style:paragraph-properties fo:break-before="auto" fo:line-height="115%" fo:margin-bottom="0cm" style:writing-mode="lr-tb"/>
    </style:style>
    <style:style style:name="P103" style:family="paragraph" style:parent-style-name="Standard">
      <style:paragraph-properties fo:break-before="auto" fo:line-height="107%" fo:margin-bottom="0.212cm" style:writing-mode="lr-tb"/>
    </style:style>
    <style:style style:name="P104" style:family="paragraph" style:parent-style-name="Standard">
      <style:paragraph-properties fo:break-before="auto" fo:line-height="107%" fo:margin-bottom="0.212cm" style:writing-mode="lr-tb"/>
    </style:style>
    <style:style style:name="P105" style:family="paragraph" style:parent-style-name="Standard">
      <style:paragraph-properties fo:break-before="auto" fo:line-height="107%" fo:margin-bottom="0.212cm" style:writing-mode="lr-tb"/>
    </style:style>
    <style:style style:name="P106" style:family="paragraph" style:parent-style-name="Standard">
      <style:paragraph-properties fo:break-before="auto" fo:line-height="107%" fo:margin-bottom="0.212cm" style:writing-mode="lr-tb"/>
    </style:style>
    <style:style style:name="P107" style:family="paragraph" style:parent-style-name="Standard">
      <style:paragraph-properties fo:break-before="auto" fo:line-height="107%" fo:margin-bottom="0.212cm" style:writing-mode="lr-tb"/>
    </style:style>
    <style:style style:name="P108" style:family="paragraph" style:parent-style-name="Standard">
      <style:paragraph-properties fo:break-before="auto" fo:line-height="107%" fo:margin-bottom="0.212cm" style:writing-mode="lr-tb"/>
    </style:style>
    <style:style style:name="P109" style:family="paragraph" style:parent-style-name="Standard">
      <style:paragraph-properties fo:break-before="auto" fo:line-height="107%" fo:margin-bottom="0.212cm" style:writing-mode="lr-tb"/>
    </style:style>
    <style:style style:name="P110" style:family="paragraph" style:parent-style-name="Standard">
      <style:paragraph-properties fo:break-before="auto" fo:line-height="107%" fo:margin-bottom="0.212cm" style:writing-mode="lr-tb"/>
    </style:style>
    <style:style style:name="P111" style:family="paragraph" style:parent-style-name="Standard">
      <style:paragraph-properties fo:break-before="auto" fo:line-height="107%" fo:margin-bottom="0.212cm" style:writing-mode="lr-tb"/>
    </style:style>
    <style:style style:name="P112" style:family="paragraph" style:parent-style-name="Standard">
      <style:paragraph-properties fo:text-align="justify" fo:break-before="auto" fo:line-height="107%" style:writing-mode="lr-tb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><draw:frame svg:x="0cm" svg:y="0.612cm" svg:width="8.467cm" svg:height="6.35cm" draw:style-name="FR1" text:anchor-type="char" draw:z-index="0"><draw:image xlink:href="Pictures/image1.png" xlink:type="simple" xlink:show="embed" xlink:actuate="onLoad"/></draw:frame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4_1">SGB</text:span><text:span text:style-name="T14_2">_</text:span><text:span text:style-name="T14_3">ATAR</text:span><text:span text:style-name="T14_4">_</text:span><text:span text:style-name="T14_5">AtaDeReuniaoRequisitos</text:span><text:span text:style-name="T14_6">00</text:span><text:span text:style-name="T14_7">3</text:span></text:p>
      <text:p text:style-name="P15"><text:span text:style-name="T15_1">Versão</text:span><text:span text:style-name="T15_2"><text:s/></text:span><text:span text:style-name="T15_3">1.0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<text:span text:style-name="T23_1">Histórico</text:span><text:span text:style-name="T23_2"><text:s/></text:span><text:span text:style-name="T23_3">de</text:span><text:span text:style-name="T23_4"><text:s/></text:span><text:span text:style-name="T23_5">Revisõe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4"><text:span text:style-name="T24_1">Nome</text:span></text:p>
          </table:table-cell>
          <table:table-cell table:style-name="Cell2">
            <text:p text:style-name="P25"><text:span text:style-name="T25_1">Alterações</text:span></text:p>
          </table:table-cell>
          <table:table-cell table:style-name="Cell3">
            <text:p text:style-name="P26"><text:span text:style-name="T26_1">Data</text:span></text:p>
          </table:table-cell>
          <table:table-cell table:style-name="Cell4">
            <text:p text:style-name="P27"><text:span text:style-name="T27_1">Versão</text:span></text:p>
          </table:table-cell>
        </table:table-row>
        <table:table-row table:style-name="Row2">
          <table:table-cell table:style-name="Cell5">
            <text:p text:style-name="P28"><text:span text:style-name="T28_1">Vinícius</text:span><text:span text:style-name="T28_2"><text:s/></text:span><text:span text:style-name="T28_3">Gonçalves</text:span><text:span text:style-name="T28_4"><text:s/></text:span><text:span text:style-name="T28_5">Braga</text:span></text:p>
          </table:table-cell>
          <table:table-cell table:style-name="Cell6">
            <text:p text:style-name="P29"><text:span text:style-name="T29_1">Ata</text:span><text:span text:style-name="T29_2"><text:s/></text:span><text:span text:style-name="T29_3">de</text:span><text:span text:style-name="T29_4"><text:s/></text:span><text:span text:style-name="T29_5">Reunião</text:span></text:p>
          </table:table-cell>
          <table:table-cell table:style-name="Cell7">
            <text:p text:style-name="P30"><text:span text:style-name="T30_1">21/11/2012</text:span></text:p>
          </table:table-cell>
          <table:table-cell table:style-name="Cell8">
            <text:p text:style-name="P31"><text:span text:style-name="T31_1">1.0</text:span></text:p>
          </table:table-cell>
        </table:table-row>
        <table:table-row table:style-name="Row3">
          <table:table-cell table:style-name="Cell9">
            <text:p text:style-name="P32"/>
          </table:table-cell>
          <table:table-cell table:style-name="Cell10">
            <text:p text:style-name="P33"/>
          </table:table-cell>
          <table:table-cell table:style-name="Cell11">
            <text:p text:style-name="P34"/>
          </table:table-cell>
          <table:table-cell table:style-name="Cell12">
            <text:p text:style-name="P35"/>
          </table:table-cell>
        </table:table-row>
        <table:table-row table:style-name="Row4">
          <table:table-cell table:style-name="Cell13">
            <text:p text:style-name="P36"/>
          </table:table-cell>
          <table:table-cell table:style-name="Cell14">
            <text:p text:style-name="P37"/>
          </table:table-cell>
          <table:table-cell table:style-name="Cell15">
            <text:p text:style-name="P38"/>
          </table:table-cell>
          <table:table-cell table:style-name="Cell16">
            <text:p text:style-name="P39"/>
          </table:table-cell>
        </table:table-row>
      </table:table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><text:span text:style-name="T56_1">Projeto</text:span><text:span text:style-name="T56_2">:<text:s/></text:span><text:span text:style-name="T56_3">Sistema</text:span><text:span text:style-name="T56_4"><text:s/></text:span><text:span text:style-name="T56_5">de</text:span><text:span text:style-name="T56_6"><text:s/></text:span><text:span text:style-name="T56_7">Gestão</text:span><text:span text:style-name="T56_8"><text:s/></text:span><text:span text:style-name="T56_9">Bibliográfica</text:span></text:p>
      <text:p text:style-name="P57"><text:span text:style-name="T57_1">Número</text:span><text:span text:style-name="T57_2"><text:s/></text:span><text:span text:style-name="T57_3">da</text:span><text:span text:style-name="T57_4"><text:s/></text:span><text:span text:style-name="T57_5">Ata</text:span><text:span text:style-name="T57_6">:</text:span><text:span text:style-name="T57_7"><text:s/>00</text:span><text:span text:style-name="T57_8">3</text:span><text:span text:style-name="T57_9">.</text:span></text:p>
      <text:p text:style-name="P58"><text:span text:style-name="T58_1">Data</text:span><text:span text:style-name="T58_2"><text:s/></text:span><text:span text:style-name="T58_3">da</text:span><text:span text:style-name="T58_4"><text:s/></text:span><text:span text:style-name="T58_5">reunião</text:span><text:span text:style-name="T58_6">:</text:span><text:span text:style-name="T58_7"><text:s/></text:span><text:span text:style-name="T58_8">21</text:span><text:span text:style-name="T58_9">/11/2012</text:span></text:p>
      <text:p text:style-name="P59"><text:span text:style-name="T59_1">Local</text:span><text:span text:style-name="T59_2">:<text:s/></text:span><text:span text:style-name="T59_3">Instituto</text:span><text:span text:style-name="T59_4"><text:s/></text:span><text:span text:style-name="T59_5">de</text:span><text:span text:style-name="T59_6"><text:s/></text:span><text:span text:style-name="T59_7">Informática</text:span><text:span text:style-name="T59_8"><text:s/>-<text:s/></text:span><text:span text:style-name="T59_9">Sala</text:span><text:span text:style-name="T59_10"><text:s/></text:span><text:span text:style-name="T59_11">233</text:span></text:p>
      <text:p text:style-name="P60"><text:span text:style-name="T60_1">Horário</text:span><text:span text:style-name="T60_2"><text:s/></text:span><text:span text:style-name="T60_3">de</text:span><text:span text:style-name="T60_4"><text:s/></text:span><text:span text:style-name="T60_5">Início</text:span><text:span text:style-name="T60_6">:</text:span><text:span text:style-name="T60_7"><text:s/></text:span><text:span text:style-name="T60_8">17</text:span><text:span text:style-name="T60_9">:</text:span><text:span text:style-name="T60_10">45</text:span><text:span text:style-name="T60_11">.</text:span><text:span text:style-name="T60_12"><text:s/></text:span><text:span text:style-name="T60_13">Horário</text:span><text:span text:style-name="T60_14"><text:s/></text:span><text:span text:style-name="T60_15">de</text:span><text:span text:style-name="T60_16"><text:s/></text:span><text:span text:style-name="T60_17">Término</text:span><text:span text:style-name="T60_18">:<text:s/></text:span><text:span text:style-name="T60_19">18</text:span><text:span text:style-name="T60_20">:</text:span><text:span text:style-name="T60_21">3</text:span><text:span text:style-name="T60_22">0.</text:span></text:p>
      <text:p text:style-name="P61"><text:span text:style-name="T61_1">Autor</text:span><text:span text:style-name="T61_2">:</text:span><text:span text:style-name="T61_3"><text:s/></text:span><text:span text:style-name="T61_4">Vinícius</text:span><text:span text:style-name="T61_5"><text:s/></text:span><text:span text:style-name="T61_6">Gonçalves</text:span><text:span text:style-name="T61_7"><text:s/></text:span><text:span text:style-name="T61_8">Braga</text:span></text:p>
      <text:p text:style-name="P62"/>
      <text:p text:style-name="P63"><text:span text:style-name="T63_1">Participantes</text:span><text:span text:style-name="T63_2"><text:s/></text:span><text:span text:style-name="T63_3">Presentes</text:span><text:span text:style-name="T63_4">:</text:span></text:p>
      <text:p text:style-name="P64"><text:span text:style-name="T64_1">●<text:s/></text:span><text:span text:style-name="T64_2">Vinícius</text:span><text:span text:style-name="T64_3"><text:s/></text:span><text:span text:style-name="T64_4">Gonçalves</text:span><text:span text:style-name="T64_5"><text:s/></text:span><text:span text:style-name="T64_6">Braga</text:span></text:p>
      <text:p text:style-name="P65"><text:span text:style-name="T65_1"><text:s/></text:span></text:p>
      <text:p text:style-name="P66"><text:span text:style-name="T66_1">Participantes</text:span><text:span text:style-name="T66_2"><text:s/></text:span><text:span text:style-name="T66_3">Ausentes</text:span><text:span text:style-name="T66_4">:</text:span></text:p>
      <text:p text:style-name="P67"><text:span text:style-name="T67_1">●<text:s/></text:span><text:span text:style-name="T67_2">Cássio</text:span><text:span text:style-name="T67_3"><text:s/></text:span><text:span text:style-name="T67_4">Augusto</text:span><text:span text:style-name="T67_5">,<text:s/></text:span><text:span text:style-name="T67_6">Felipe</text:span><text:span text:style-name="T67_7"><text:s/></text:span><text:span text:style-name="T67_8">Giroto</text:span><text:span text:style-name="T67_9">,<text:s/></text:span><text:span text:style-name="T67_10">Marco</text:span><text:span text:style-name="T67_11"><text:s/></text:span><text:span text:style-name="T67_12">Aurélio</text:span><text:span text:style-name="T67_13">.</text:span></text:p>
      <text:p text:style-name="P68"/>
      <text:p text:style-name="P69"><text:span text:style-name="T69_1">Pauta</text:span><text:span text:style-name="T69_2">:</text:span></text:p>
      <text:p text:style-name="P70"><text:span text:style-name="T70_1">●<text:s/></text:span><text:span text:style-name="T70_2">Validação</text:span><text:span text:style-name="T70_3"><text:s/></text:span><text:span text:style-name="T70_4">das</text:span><text:span text:style-name="T70_5"><text:s/></text:span><text:span text:style-name="T70_6">estórias</text:span><text:span text:style-name="T70_7"><text:s/>1,<text:s/>2,<text:s/>3</text:span><text:span text:style-name="T70_8">,</text:span><text:span text:style-name="T70_9"><text:s/>4,<text:s/>5,<text:s/>7,<text:s/>8,<text:s/>9</text:span><text:span text:style-name="T70_10"><text:s/></text:span><text:span text:style-name="T70_11">e</text:span><text:span text:style-name="T70_12"><text:s/>10.</text:span></text:p>
      <text:p text:style-name="P71"><text:span text:style-name="T71_1"><text:s/></text:span></text:p>
      <text:p text:style-name="P72"><text:span text:style-name="T72_1">Registro</text:span><text:span text:style-name="T72_2"><text:s/></text:span><text:span text:style-name="T72_3">de</text:span><text:span text:style-name="T72_4"><text:s/></text:span><text:span text:style-name="T72_5">Decisões</text:span><text:span text:style-name="T72_6">:</text:span></text:p>
      <text:list text:style-name="LS1" xml:id="list0">
        <text:list-item>
          <text:p text:style-name="P73"><text:span text:style-name="T73_1">Todos</text:span><text:span text:style-name="T73_2"><text:s/></text:span><text:span text:style-name="T73_3">os</text:span><text:span text:style-name="T73_4"><text:s/></text:span><text:span text:style-name="T73_5">usuários</text:span><text:span text:style-name="T73_6"><text:s/>(</text:span><text:span text:style-name="T73_7">Administrador</text:span><text:span text:style-name="T73_8">,<text:s/></text:span><text:span text:style-name="T73_9">Técnico</text:span><text:span text:style-name="T73_10"><text:s/></text:span><text:span text:style-name="T73_11">Administrativo</text:span><text:span text:style-name="T73_12">,<text:s/></text:span><text:span text:style-name="T73_13">Docente</text:span><text:span text:style-name="T73_14">,<text:s/></text:span><text:span text:style-name="T73_15">Coordenador</text:span><text:span text:style-name="T73_16"><text:s/></text:span><text:span text:style-name="T73_17">e</text:span><text:span text:style-name="T73_18"><text:s/></text:span><text:span text:style-name="T73_19">Conselheiro</text:span><text:span text:style-name="T73_20">)<text:s/></text:span><text:span text:style-name="T73_21">podem</text:span><text:span text:style-name="T73_22"><text:s/></text:span><text:span text:style-name="T73_23">cadastrar</text:span><text:span text:style-name="T73_24"><text:s/></text:span><text:span text:style-name="T73_25">livros</text:span><text:span text:style-name="T73_26">;</text:span></text:p>
        </text:list-item>
        <text:list-item>
          <text:p text:style-name="P74"><text:span text:style-name="T74_1">Apenas</text:span><text:span text:style-name="T74_2"><text:s/></text:span><text:span text:style-name="T74_3">o</text:span><text:span text:style-name="T74_4"><text:s/></text:span><text:span text:style-name="T74_5">administrador</text:span><text:span text:style-name="T74_6"><text:s/></text:span><text:span text:style-name="T74_7">e</text:span><text:span text:style-name="T74_8"><text:s/></text:span><text:span text:style-name="T74_9">o</text:span><text:span text:style-name="T74_10"><text:s/></text:span><text:span text:style-name="T74_11">coordenador</text:span><text:span text:style-name="T74_12"><text:s/></text:span><text:span text:style-name="T74_13">poderão</text:span><text:span text:style-name="T74_14"><text:s/></text:span><text:span text:style-name="T74_15">cadastrar</text:span><text:span text:style-name="T74_16"><text:s/></text:span><text:span text:style-name="T74_17">cursos</text:span><text:span text:style-name="T74_18">;</text:span></text:p>
        </text:list-item>
        <text:list-item>
          <text:p text:style-name="P75"><text:span text:style-name="T75_1">O</text:span><text:span text:style-name="T75_2"><text:s/></text:span><text:span text:style-name="T75_3">livro</text:span><text:span text:style-name="T75_4"><text:s/></text:span><text:span text:style-name="T75_5">é</text:span><text:span text:style-name="T75_6"><text:s/></text:span><text:span text:style-name="T75_7">identificado</text:span><text:span text:style-name="T75_8"><text:s/></text:span><text:span text:style-name="T75_9">por</text:span><text:span text:style-name="T75_10"><text:s/></text:span><text:span text:style-name="T75_11">título</text:span><text:span text:style-name="T75_12"><text:s/></text:span><text:span text:style-name="T75_13">e</text:span><text:span text:style-name="T75_14"><text:s/></text:span><text:span text:style-name="T75_15">autor</text:span><text:span text:style-name="T75_16">.<text:s/></text:span><text:span text:style-name="T75_17">O</text:span><text:span text:style-name="T75_18"><text:s/></text:span><text:span text:style-name="T75_19">MEC</text:span><text:span text:style-name="T75_20"><text:s/></text:span><text:span text:style-name="T75_21">não</text:span><text:span text:style-name="T75_22"><text:s/></text:span><text:span text:style-name="T75_23">exige</text:span><text:span text:style-name="T75_24"><text:s/></text:span><text:span text:style-name="T75_25">que</text:span><text:span text:style-name="T75_26"><text:s/></text:span><text:span text:style-name="T75_27">o</text:span><text:span text:style-name="T75_28"><text:s/></text:span><text:span text:style-name="T75_29">livro</text:span><text:span text:style-name="T75_30"><text:s/></text:span><text:span text:style-name="T75_31">seja</text:span><text:span text:style-name="T75_32"><text:s/></text:span><text:span text:style-name="T75_33">de</text:span><text:span text:style-name="T75_34"><text:s/></text:span><text:span text:style-name="T75_35">uma</text:span><text:span text:style-name="T75_36"><text:s/></text:span><text:span text:style-name="T75_37">determinada</text:span><text:span text:style-name="T75_38"><text:s/></text:span><text:span text:style-name="T75_39">edição</text:span><text:span text:style-name="T75_40">.<text:s/></text:span><text:span text:style-name="T75_41">O</text:span><text:span text:style-name="T75_42"><text:s/></text:span><text:span text:style-name="T75_43">ISBN</text:span><text:span text:style-name="T75_44"><text:s/></text:span><text:span text:style-name="T75_45">está</text:span><text:span text:style-name="T75_46"><text:s/></text:span><text:span text:style-name="T75_47">ligado</text:span><text:span text:style-name="T75_48"><text:s/></text:span><text:span text:style-name="T75_49">à</text:span><text:span text:style-name="T75_50"><text:s/></text:span><text:span text:style-name="T75_51">edição</text:span><text:span text:style-name="T75_52"><text:s/></text:span><text:span text:style-name="T75_53">e</text:span><text:span text:style-name="T75_54"><text:s/></text:span><text:span text:style-name="T75_55">por</text:span><text:span text:style-name="T75_56"><text:s/></text:span><text:span text:style-name="T75_57">este</text:span><text:span text:style-name="T75_58"><text:s/></text:span><text:span text:style-name="T75_59">motivo</text:span><text:span text:style-name="T75_60"><text:s/></text:span><text:span text:style-name="T75_61">não</text:span><text:span text:style-name="T75_62"><text:s/></text:span><text:span text:style-name="T75_63">pode</text:span><text:span text:style-name="T75_64"><text:s/></text:span><text:span text:style-name="T75_65">ser</text:span><text:span text:style-name="T75_66"><text:s/></text:span><text:span text:style-name="T75_67">o</text:span><text:span text:style-name="T75_68"><text:s/></text:span><text:span text:style-name="T75_69">identificador</text:span><text:span text:style-name="T75_70"><text:s/></text:span><text:span text:style-name="T75_71">do</text:span><text:span text:style-name="T75_72"><text:s/></text:span><text:span text:style-name="T75_73">livro</text:span><text:span text:style-name="T75_74"><text:s/></text:span><text:span text:style-name="T75_75">no</text:span><text:span text:style-name="T75_76"><text:s/></text:span><text:span text:style-name="T75_77">SGB</text:span><text:span text:style-name="T75_78">;</text:span></text:p>
        </text:list-item>
        <text:list-item>
          <text:p text:style-name="P76"><text:span text:style-name="T76_1">Deve</text:span><text:span text:style-name="T76_2"><text:s/></text:span><text:span text:style-name="T76_3">haver</text:span><text:span text:style-name="T76_4"><text:s/></text:span><text:span text:style-name="T76_5">uma</text:span><text:span text:style-name="T76_6"><text:s/></text:span><text:span text:style-name="T76_7">opção</text:span><text:span text:style-name="T76_8"><text:s/></text:span><text:span text:style-name="T76_9">rápida</text:span><text:span text:style-name="T76_10"><text:s/></text:span><text:span text:style-name="T76_11">para</text:span><text:span text:style-name="T76_12"><text:s/></text:span><text:span text:style-name="T76_13">busca</text:span><text:span text:style-name="T76_14"><text:s/></text:span><text:span text:style-name="T76_15">de</text:span><text:span text:style-name="T76_16"><text:s/></text:span><text:span text:style-name="T76_17">um</text:span><text:span text:style-name="T76_18"><text:s/></text:span><text:span text:style-name="T76_19">livro</text:span><text:span text:style-name="T76_20"><text:s/></text:span><text:span text:style-name="T76_21">e</text:span><text:span text:style-name="T76_22"><text:s/></text:span><text:span text:style-name="T76_23">já</text:span><text:span text:style-name="T76_24"><text:s/></text:span><text:span text:style-name="T76_25">com</text:span><text:span text:style-name="T76_26"><text:s/></text:span><text:span text:style-name="T76_27">os</text:span><text:span text:style-name="T76_28"><text:s/></text:span><text:span text:style-name="T76_29">dados</text:span><text:span text:style-name="T76_30"><text:s/></text:span><text:span text:style-name="T76_31">estáticos</text:span><text:span text:style-name="T76_32"><text:s/>(</text:span><text:span text:style-name="T76_33">todos</text:span><text:span text:style-name="T76_34"><text:s/></text:span><text:span text:style-name="T76_35">os</text:span><text:span text:style-name="T76_36"><text:s/></text:span><text:span text:style-name="T76_37">dados</text:span><text:span text:style-name="T76_38">,<text:s/></text:span><text:span text:style-name="T76_39">menos</text:span><text:span text:style-name="T76_40"><text:s/></text:span><text:span text:style-name="T76_41">o</text:span><text:span text:style-name="T76_42"><text:s/></text:span><text:span text:style-name="T76_43">preço</text:span><text:span text:style-name="T76_44">.<text:s/></text:span><text:span text:style-name="T76_45">Aqui</text:span><text:span text:style-name="T76_46"><text:s/></text:span><text:span text:style-name="T76_47">entram</text:span><text:span text:style-name="T76_48"><text:s/></text:span><text:span text:style-name="T76_49">também</text:span><text:span text:style-name="T76_50"><text:s/></text:span><text:span text:style-name="T76_51">a</text:span><text:span text:style-name="T76_52"><text:s/></text:span><text:span text:style-name="T76_53">quantidade</text:span><text:span text:style-name="T76_54"><text:s/></text:span><text:span text:style-name="T76_55">disponível</text:span><text:span text:style-name="T76_56"><text:s/></text:span><text:span text:style-name="T76_57">na</text:span><text:span text:style-name="T76_58"><text:s/></text:span><text:span text:style-name="T76_59">Biblioteca</text:span><text:span text:style-name="T76_60">,<text:s/></text:span><text:span text:style-name="T76_61">a</text:span><text:span text:style-name="T76_62"><text:s/></text:span><text:span text:style-name="T76_63">quantidade</text:span><text:span text:style-name="T76_64"><text:s/></text:span><text:span text:style-name="T76_65">exigida</text:span><text:span text:style-name="T76_66"><text:s/></text:span><text:span text:style-name="T76_67">pelo</text:span><text:span text:style-name="T76_68"><text:s/></text:span><text:span text:style-name="T76_69">MEC</text:span><text:span text:style-name="T76_70"><text:s/></text:span><text:span text:style-name="T76_71">e</text:span><text:span text:style-name="T76_72"><text:s/></text:span><text:span text:style-name="T76_73">quantos</text:span><text:span text:style-name="T76_74"><text:s/></text:span><text:span text:style-name="T76_75">faltam</text:span><text:span text:style-name="T76_76"><text:s/></text:span><text:span text:style-name="T76_77">adquirir</text:span><text:span text:style-name="T76_78">);</text:span></text:p>
        </text:list-item>
        <text:list-item>
          <text:p text:style-name="P77"><text:span text:style-name="T77_1">O</text:span><text:span text:style-name="T77_2"><text:s/></text:span><text:span text:style-name="T77_3">usuário</text:span><text:span text:style-name="T77_4"><text:s/></text:span><text:span text:style-name="T77_5">chamado</text:span><text:span text:style-name="T77_6"><text:s/></text:span><text:span text:style-name="T77_7">de</text:span><text:span text:style-name="T77_8"><text:s/>"</text:span><text:span text:style-name="T77_9">Auxiliar</text:span><text:span text:style-name="T77_10">"<text:s/></text:span><text:span text:style-name="T77_11">deve</text:span><text:span text:style-name="T77_12"><text:s/></text:span><text:span text:style-name="T77_13">ser</text:span><text:span text:style-name="T77_14"><text:s/></text:span><text:span text:style-name="T77_15">chamdo</text:span><text:span text:style-name="T77_16"><text:s/></text:span><text:span text:style-name="T77_17">de</text:span><text:span text:style-name="T77_18"><text:s/>"</text:span><text:span text:style-name="T77_19">Técnico</text:span><text:span text:style-name="T77_20"><text:s/></text:span><text:span text:style-name="T77_21">Administrativo</text:span><text:span text:style-name="T77_22">";</text:span></text:p>
        </text:list-item>
        <text:list-item>
          <text:p text:style-name="P78"><text:span text:style-name="T78_1">O</text:span><text:span text:style-name="T78_2"><text:s/></text:span><text:span text:style-name="T78_3">sistema</text:span><text:span text:style-name="T78_4"><text:s/></text:span><text:span text:style-name="T78_5">vai</text:span><text:span text:style-name="T78_6"><text:s/></text:span><text:span text:style-name="T78_7">ter</text:span><text:span text:style-name="T78_8"><text:s/></text:span><text:span text:style-name="T78_9">que</text:span><text:span text:style-name="T78_10"><text:s/></text:span><text:span text:style-name="T78_11">exportar</text:span><text:span text:style-name="T78_12"><text:s/></text:span><text:span text:style-name="T78_13">para</text:span><text:span text:style-name="T78_14"><text:s/></text:span><text:span text:style-name="T78_15">o</text:span><text:span text:style-name="T78_16"><text:s/></text:span><text:span text:style-name="T78_17">formato</text:span><text:span text:style-name="T78_18"><text:s/></text:span><text:span text:style-name="T78_19">MARC</text:span><text:span text:style-name="T78_20"><text:s/></text:span><text:span text:style-name="T78_21">também</text:span><text:span text:style-name="T78_22">.<text:s/></text:span><text:span text:style-name="T78_23">A</text:span><text:span text:style-name="T78_24"><text:s/></text:span><text:span text:style-name="T78_25">Biblioteca</text:span><text:span text:style-name="T78_26"><text:s/></text:span><text:span text:style-name="T78_27">deseja</text:span><text:span text:style-name="T78_28"><text:s/></text:span><text:span text:style-name="T78_29">isto</text:span><text:span text:style-name="T78_30"><text:s/></text:span><text:span text:style-name="T78_31">para</text:span><text:span text:style-name="T78_32"><text:s/></text:span><text:span text:style-name="T78_33">facilitar</text:span><text:span text:style-name="T78_34"><text:s/></text:span><text:span text:style-name="T78_35">o</text:span><text:span text:style-name="T78_36"><text:s/></text:span><text:span text:style-name="T78_37">cadastro</text:span><text:span text:style-name="T78_38"><text:s/></text:span><text:span text:style-name="T78_39">de</text:span><text:span text:style-name="T78_40"><text:s/></text:span><text:span text:style-name="T78_41">livros</text:span><text:span text:style-name="T78_42"><text:s/></text:span><text:span text:style-name="T78_43">no</text:span><text:span text:style-name="T78_44"><text:s/></text:span><text:span text:style-name="T78_45">SOPHIA</text:span><text:span text:style-name="T78_46">.<text:s/></text:span><text:span text:style-name="T78_47">Este</text:span><text:span text:style-name="T78_48"><text:s/></text:span><text:span text:style-name="T78_49">ficou</text:span><text:span text:style-name="T78_50"><text:s/></text:span><text:span text:style-name="T78_51">como</text:span><text:span text:style-name="T78_52"><text:s/></text:span><text:span text:style-name="T78_53">requisito</text:span><text:span text:style-name="T78_54"><text:s/></text:span><text:span text:style-name="T78_55">de</text:span><text:span text:style-name="T78_56"><text:s/></text:span><text:span text:style-name="T78_57">baixa</text:span><text:span text:style-name="T78_58"><text:s/></text:span><text:span text:style-name="T78_59">prioridade</text:span><text:span text:style-name="T78_60">.</text:span></text:p>
        </text:list-item>
      </text:list>
      <text:p text:style-name="P79"><text:span text:style-name="T79_1"><text:s/></text:span></text:p>
      <text:p text:style-name="P80"><text:span text:style-name="T80_1">Compromissos</text:span><text:span text:style-name="T80_2">:</text:span></text:p>
      <text:p text:style-name="P81"><text:span text:style-name="T81_1">●<text:s/></text:span><text:span text:style-name="T81_2">Comunicar</text:span><text:span text:style-name="T81_3"><text:s/></text:span><text:span text:style-name="T81_4">toda</text:span><text:span text:style-name="T81_5"><text:s/></text:span><text:span text:style-name="T81_6">equipe</text:span><text:span text:style-name="T81_7"><text:s/></text:span><text:span text:style-name="T81_8">de</text:span><text:span text:style-name="T81_9"><text:s/></text:span><text:span text:style-name="T81_10">Requisitos</text:span><text:span text:style-name="T81_11">,<text:s/></text:span><text:span text:style-name="T81_12">bem</text:span><text:span text:style-name="T81_13"><text:s/></text:span><text:span text:style-name="T81_14">como</text:span><text:span text:style-name="T81_15"><text:s/></text:span><text:span text:style-name="T81_16">gestores</text:span><text:span text:style-name="T81_17"><text:s/></text:span><text:span text:style-name="T81_18">de</text:span><text:span text:style-name="T81_19"><text:s/></text:span><text:span text:style-name="T81_20">RH</text:span><text:span text:style-name="T81_21">,<text:s/></text:span><text:span text:style-name="T81_22">tempo</text:span><text:span text:style-name="T81_23"><text:s/></text:span><text:span text:style-name="T81_24">e</text:span><text:span text:style-name="T81_25"><text:s/></text:span><text:span text:style-name="T81_26">de</text:span><text:span text:style-name="T81_27"><text:s/></text:span><text:span text:style-name="T81_28">escopo</text:span><text:span text:style-name="T81_29">.</text:span></text:p>
      <text:p text:style-name="P82"/>
      <text:p text:style-name="P83"><text:span text:style-name="T83_1">Itens</text:span><text:span text:style-name="T83_2"><text:s/></text:span><text:span text:style-name="T83_3">Não</text:span><text:span text:style-name="T83_4"><text:s/></text:span><text:span text:style-name="T83_5">Resolvidos</text:span><text:span text:style-name="T83_6">:</text:span></text:p>
      <text:p text:style-name="P84"><text:span text:style-name="T84_1">●<text:s text:c="2"/></text:span><text:span text:style-name="T84_2">Algumas</text:span><text:span text:style-name="T84_3"><text:s/></text:span><text:span text:style-name="T84_4">est</text:span><text:span text:style-name="T84_5">órias</text:span><text:span text:style-name="T84_6"><text:s/></text:span><text:span text:style-name="T84_7">precisarão</text:span><text:span text:style-name="T84_8"><text:s/></text:span><text:span text:style-name="T84_9">ser</text:span><text:span text:style-name="T84_10"><text:s/></text:span><text:span text:style-name="T84_11">alteradas</text:span><text:span text:style-name="T84_12"><text:s/></text:span><text:span text:style-name="T84_13">devido</text:span><text:span text:style-name="T84_14"><text:s/></text:span><text:span text:style-name="T84_15">aos</text:span><text:span text:style-name="T84_16"><text:s/></text:span><text:span text:style-name="T84_17">problemas</text:span><text:span text:style-name="T84_18"><text:s/></text:span><text:span text:style-name="T84_19">encontrados</text:span><text:span text:style-name="T84_20"><text:s/></text:span><text:span text:style-name="T84_21">e</text:span><text:span text:style-name="T84_22"><text:s/></text:span><text:span text:style-name="T84_23">revalidadas</text:span><text:span text:style-name="T84_24"><text:s/></text:span><text:span text:style-name="T84_25">na</text:span><text:span text:style-name="T84_26"><text:s/></text:span><text:span text:style-name="T84_27">próxima</text:span><text:span text:style-name="T84_28"><text:s/></text:span><text:span text:style-name="T84_29">reunião</text:span><text:span text:style-name="T84_30">.</text:span></text:p>
      <text:p text:style-name="P85"><text:span text:style-name="T85_1"><text:s/></text:span></text:p>
      <text:p text:style-name="P86"><text:span text:style-name="T86_1">Observações</text:span><text:span text:style-name="T86_2">:</text:span></text:p>
      <text:p text:style-name="P87"><text:span text:style-name="T87_1">●<text:s text:c="2"/><text:tab/></text:span><text:span text:style-name="T87_2">Sem</text:span><text:span text:style-name="T87_3"><text:s/></text:span><text:span text:style-name="T87_4">observações</text:span><text:span text:style-name="T87_5">.</text:span></text:p>
      <text:p text:style-name="P88"><text:span text:style-name="T88_1"><text:s/></text:span></text:p>
      <text:p text:style-name="P89"><text:span text:style-name="T89_1">Próxima</text:span><text:span text:style-name="T89_2"><text:s/></text:span><text:span text:style-name="T89_3">Reunião</text:span><text:span text:style-name="T89_4">:</text:span><text:span text:style-name="T89_5"><text:s/>28/11/2012</text:span></text:p>
      <text:p text:style-name="P90"><text:span text:style-name="T90_1">Eu</text:span><text:span text:style-name="T90_2">,<text:s/></text:span><text:span text:style-name="T90_3">Cássio</text:span><text:span text:style-name="T90_4"><text:s/></text:span><text:span text:style-name="T90_5">Leonardo</text:span><text:span text:style-name="T90_6"><text:s/></text:span><text:span text:style-name="T90_7">Rodrigues</text:span><text:span text:style-name="T90_8">,<text:s/></text:span><text:span text:style-name="T90_9">abaixo</text:span><text:span text:style-name="T90_10"><text:s/></text:span><text:span text:style-name="T90_11">assinado</text:span><text:span text:style-name="T90_12"><text:s/></text:span><text:span text:style-name="T90_13">confirmo</text:span><text:span text:style-name="T90_14"><text:s/></text:span><text:span text:style-name="T90_15">que</text:span><text:span text:style-name="T90_16"><text:s/></text:span><text:span text:style-name="T90_17">estou</text:span><text:span text:style-name="T90_18"><text:s/></text:span><text:span text:style-name="T90_19">de</text:span><text:span text:style-name="T90_20"><text:s/></text:span><text:span text:style-name="T90_21">acordo</text:span><text:span text:style-name="T90_22"><text:s/></text:span><text:span text:style-name="T90_23">com</text:span><text:span text:style-name="T90_24"><text:s/></text:span><text:span text:style-name="T90_25">todas</text:span><text:span text:style-name="T90_26"><text:s/></text:span><text:span text:style-name="T90_27">as</text:span><text:span text:style-name="T90_28"><text:s/></text:span><text:span text:style-name="T90_29">informações</text:span><text:span text:style-name="T90_30"><text:s/></text:span><text:span text:style-name="T90_31">citadas</text:span><text:span text:style-name="T90_32"><text:s/></text:span><text:span text:style-name="T90_33">e</text:span><text:span text:style-name="T90_34"><text:s/></text:span><text:span text:style-name="T90_35">descritas</text:span><text:span text:style-name="T90_36"><text:s/></text:span><text:span text:style-name="T90_37">neste</text:span><text:span text:style-name="T90_38"><text:s/></text:span><text:span text:style-name="T90_39">documento</text:span><text:span text:style-name="T90_40"><text:s/></text:span><text:span text:style-name="T90_41">até</text:span><text:span text:style-name="T90_42"><text:s/></text:span><text:span text:style-name="T90_43">a</text:span><text:span text:style-name="T90_44"><text:s/></text:span><text:span text:style-name="T90_45">data</text:span><text:span text:style-name="T90_46"><text:s/></text:span><text:span text:style-name="T90_47">de</text:span><text:span text:style-name="T90_48"><text:s/></text:span><text:span text:style-name="T90_49">hoje</text:span><text:span text:style-name="T90_50">.<text:s/></text:span><text:span text:style-name="T90_51">Afirmo</text:span><text:span text:style-name="T90_52"><text:s/></text:span><text:span text:style-name="T90_53">que</text:span><text:span text:style-name="T90_54"><text:s/></text:span><text:span text:style-name="T90_55">todas</text:span><text:span text:style-name="T90_56"><text:s/></text:span><text:span text:style-name="T90_57">as</text:span><text:span text:style-name="T90_58"><text:s/></text:span><text:span text:style-name="T90_59">informações</text:span><text:span text:style-name="T90_60"><text:s/></text:span><text:span text:style-name="T90_61">são</text:span><text:span text:style-name="T90_62"><text:s/></text:span><text:span text:style-name="T90_63">válidas</text:span><text:span text:style-name="T90_64"><text:s/></text:span><text:span text:style-name="T90_65">para</text:span><text:span text:style-name="T90_66"><text:s/></text:span><text:span text:style-name="T90_67">a</text:span><text:span text:style-name="T90_68"><text:s/></text:span><text:span text:style-name="T90_69">produção</text:span><text:span text:style-name="T90_70"><text:s/></text:span><text:span text:style-name="T90_71">do</text:span><text:span text:style-name="T90_72"><text:s/></text:span><text:span text:style-name="T90_73">software</text:span><text:span text:style-name="T90_74"><text:s/></text:span><text:span text:style-name="T90_75">do</text:span><text:span text:style-name="T90_76"><text:s/></text:span><text:span text:style-name="T90_77">SGB</text:span><text:span text:style-name="T90_78">,<text:s/></text:span><text:span text:style-name="T90_79">exceto</text:span><text:span text:style-name="T90_80"><text:s/></text:span><text:span text:style-name="T90_81">aquelas</text:span><text:span text:style-name="T90_82"><text:s/></text:span><text:span text:style-name="T90_83">marcadas</text:span><text:span text:style-name="T90_84"><text:s/></text:span><text:span text:style-name="T90_85">com</text:span><text:span text:style-name="T90_86"><text:s/></text:span><text:span text:style-name="T90_87">modificações</text:span><text:span text:style-name="T90_88"><text:s/></text:span><text:span text:style-name="T90_89">que</text:span><text:span text:style-name="T90_90"><text:s/></text:span><text:span text:style-name="T90_91">deverão</text:span><text:span text:style-name="T90_92"><text:s/></text:span><text:span text:style-name="T90_93">ser</text:span><text:span text:style-name="T90_94"><text:s/></text:span><text:span text:style-name="T90_95">alteradas</text:span><text:span text:style-name="T90_96"><text:s/></text:span><text:span text:style-name="T90_97">para</text:span><text:span text:style-name="T90_98"><text:s/></text:span><text:span text:style-name="T90_99">atender</text:span><text:span text:style-name="T90_100"><text:s/></text:span><text:span text:style-name="T90_101">as</text:span><text:span text:style-name="T90_102"><text:s/></text:span><text:span text:style-name="T90_103">minhas</text:span><text:span text:style-name="T90_104"><text:s/></text:span><text:span text:style-name="T90_105">necessidades</text:span><text:span text:style-name="T90_106"><text:s/></text:span><text:span text:style-name="T90_107">e</text:span><text:span text:style-name="T90_108"><text:s/></text:span><text:span text:style-name="T90_109">da</text:span><text:span text:style-name="T90_110"><text:s/></text:span><text:span text:style-name="T90_111">fábrica</text:span><text:span text:style-name="T90_112"><text:s/></text:span><text:span text:style-name="T90_113">de</text:span><text:span text:style-name="T90_114"><text:s/></text:span><text:span text:style-name="T90_115">software</text:span><text:span text:style-name="T90_116">.</text:span></text:p>
      <text:p text:style-name="P91"/>
      <text:p text:style-name="P92"/>
      <text:p text:style-name="P93"/>
      <text:p text:style-name="P94"/>
      <text:p text:style-name="P95"><text:span text:style-name="T95_1">___________________________________________________</text:span></text:p>
      <text:p text:style-name="P96"><text:span text:style-name="T96_1">Cássio</text:span><text:span text:style-name="T96_2"><text:s/></text:span><text:span text:style-name="T96_3">Leonardo</text:span><text:span text:style-name="T96_4"><text:s/></text:span><text:span text:style-name="T96_5">Rodrigues</text:span></text:p>
      <text:p text:style-name="P97"/>
      <text:p text:style-name="P98"/>
      <text:p text:style-name="P99"/>
      <text:p text:style-name="P100"><text:span text:style-name="T100_1">___________________________________________________</text:span></text:p>
      <text:p text:style-name="P101"><text:span text:style-name="T101_1">Engenheiro</text:span><text:span text:style-name="T101_2"><text:s/></text:span><text:span text:style-name="T101_3">de</text:span><text:span text:style-name="T101_4"><text:s/></text:span><text:span text:style-name="T101_5">Requisitos</text:span><text:span text:style-name="T101_6"><text:s/></text:span><text:span text:style-name="T101_7">Responsável</text:span></text:p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7%" fo:margin-top="0cm" fo:margin-bottom="0.28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7%" fo:margin-top="0.423cm" fo:margin-bottom="0cm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>
      <style:paragraph-properties fo:break-before="auto" fo:line-height="107%" fo:margin-top="0.282cm" fo:margin-bottom="0cm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>
      <style:paragraph-properties fo:break-before="auto" fo:line-height="107%" fo:margin-top="0.282cm" fo:margin-bottom="0cm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>
      <style:paragraph-properties fo:break-before="auto" fo:line-height="107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7%" fo:margin-top="0.388cm" fo:margin-bottom="0.071cm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7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bottom="0cm" style:writing-mode="lr-tb"/>
      <style:text-properties fo:color="#404040" fo:font-size="28pt" style:font-size-asian="28pt" style:font-size-complex="28pt"/>
    </style:style>
    <style:style style:name="Subtitle" style:family="paragraph" style:parent-style-name="Standard">
      <style:paragraph-properties fo:break-before="auto" fo:line-height="107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2cm" fo:padding-left="0cm" fo:margin-left="2cm" fo:padding-right="0cm" fo:margin-right="2cm"/>
      <style:header-style>
        <style:header-footer-properties fo:min-height="0.751cm" fo:margin-bottom="0.75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able1" style:family="table">
      <style:table-properties table:align="left" style:width="16.986cm" fo:margin-left="0.176cm"/>
    </style:style>
    <style:style style:name="Column1" style:family="table-column">
      <style:table-column-properties style:column-width="15.002cm"/>
    </style:style>
    <style:style style:name="Column2" style:family="table-column">
      <style:table-column-properties style:column-width="1.984cm"/>
    </style:style>
    <style:style style:name="Row1" style:family="table-row"/>
    <style:style style:name="Cell1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" style:family="paragraph" style:parent-style-name="Standard">
      <style:paragraph-properties fo:break-before="auto" fo:line-height="100%" fo:margin-bottom="0cm" style:writing-mode="lr-tb"/>
    </style:style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column table:style-name="Column2"/>
          <table:table-row table:style-name="Row1">
            <table:table-cell table:style-name="Cell1">
              <text:p text:style-name="P2"><text:span text:style-name="T2_1">Fábrica</text:span><text:span text:style-name="T2_2"><text:s/></text:span><text:span text:style-name="T2_3">de</text:span><text:span text:style-name="T2_4"><text:s/></text:span><text:span text:style-name="T2_5">Software</text:span><text:span text:style-name="T2_6"><text:s/>–<text:s/></text:span><text:span text:style-name="T2_7">Instituto</text:span><text:span text:style-name="T2_8"><text:s/></text:span><text:span text:style-name="T2_9">de</text:span><text:span text:style-name="T2_10"><text:s/></text:span><text:span text:style-name="T2_11">Informática</text:span><text:span text:style-name="T2_12"><text:s/>–<text:s/></text:span><text:span text:style-name="T2_13">Universidade</text:span><text:span text:style-name="T2_14"><text:s/></text:span><text:span text:style-name="T2_15">Federal</text:span><text:span text:style-name="T2_16"><text:s/></text:span><text:span text:style-name="T2_17">de</text:span><text:span text:style-name="T2_18"><text:s/></text:span><text:span text:style-name="T2_19">Goiás</text:span></text:p>
              <text:p text:style-name="P3"><text:span text:style-name="T3_1">Sistema</text:span><text:span text:style-name="T3_2"><text:s/></text:span><text:span text:style-name="T3_3">de</text:span><text:span text:style-name="T3_4"><text:s/></text:span><text:span text:style-name="T3_5">Gestão</text:span><text:span text:style-name="T3_6"><text:s/></text:span><text:span text:style-name="T3_7">Bibliográfica</text:span></text:p>
              <text:p text:style-name="P4"><text:span text:style-name="T4_1">SGB</text:span><text:span text:style-name="T4_2">_</text:span><text:span text:style-name="T4_3">ATAR</text:span><text:span text:style-name="T4_4">_</text:span><text:span text:style-name="T4_5">AtaDeReuniaoRequisitos</text:span><text:span text:style-name="T4_6">00</text:span><text:span text:style-name="T4_7">3</text:span><text:span text:style-name="T4_8"><text:s/></text:span><text:span text:style-name="T4_9">Versão</text:span><text:span text:style-name="T4_10"><text:s/></text:span><text:span text:style-name="T4_11">1.0</text:span></text:p>
            </table:table-cell>
            <table:table-cell table:style-name="Cell2">
              <text:p text:style-name="P5"><draw:frame svg:x="0cm" svg:y="0cm" svg:width="1.773cm" svg:height="1.323cm" draw:style-name="FR1" text:anchor-type="as-char" draw:z-index="0"><draw:image xlink:href="Pictures/image2.png" xlink:type="simple" xlink:show="embed" xlink:actuate="onLoad"/></draw:frame></text:p>
            </table:table-cell>
          </table:table-row>
        </table:table>
        <text:p text:style-name="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